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amAssassinInvoker.getHeadersAs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mAssassinInvoker.getH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mAssassinInvoker.getRequiredH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mAssassinInvoker.scanMail( MimeMessage messag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SpamAssassinInvoker.SpamAssassinInvoker( String spamdHost , int spamd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